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OC1" style:master-page-name="MP0" style:family="paragraph">
      <style:paragraph-properties fo:break-before="page">
        <style:tab-stops>
          <style:tab-stop style:type="right" style:leader-style="dotted" style:leader-text="." style:position="6.918in"/>
        </style:tab-stops>
      </style:paragraph-properties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918in"/>
        </style:tab-stops>
      </style:paragraph-properties>
    </style:style>
    <style:style style:name="P3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P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P5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918in"/>
        </style:tab-stops>
      </style:paragraph-properties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P7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918in"/>
        </style:tab-stops>
      </style:paragraph-properties>
    </style:style>
    <style:style style:name="P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P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P1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P13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P15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P16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P17" style:parent-style-name="Heading1" style:family="paragraph">
      <style:paragraph-properties fo:margin-left="0.3in">
        <style:tab-stops/>
      </style:paragraph-properties>
    </style:style>
    <style:style style:name="P18" style:parent-style-name="Textbody" style:family="paragraph">
      <style:text-properties style:font-name="Arial" style:font-name-complex="Arial" fo:color="#202122" fo:font-size="10.5pt" style:font-size-asian="10.5pt" style:font-size-complex="10.5pt" fo:background-color="#FFFFFF"/>
    </style:style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83497474" office:target-frame-name="_top" xlink:show="replace"><text:span text:style-name="Hyperlink">1</text:span><text:tab/>1</text:a></text:p>
          <text:p text:style-name="P2"><text:a xlink:href="#_Toc83497475" office:target-frame-name="_top" xlink:show="replace"><text:span text:style-name="Hyperlink">2</text:span><text:tab/><text:span text:style-name="Hyperlink">Text</text:span><text:tab/>1</text:a></text:p>
          <text:p text:style-name="P3"><text:a xlink:href="#_Toc83497476" office:target-frame-name="_top" xlink:show="replace"><text:span text:style-name="Hyperlink">2.1</text:span><text:tab/><text:span text:style-name="Hyperlink">Special character, Jan. 20, 2019</text:span><text:tab/>1</text:a></text:p>
          <text:p text:style-name="P4"><text:a xlink:href="#_Toc83497477" office:target-frame-name="_top" xlink:show="replace"><text:span text:style-name="Hyperlink">2.2</text:span><text:tab/><text:span text:style-name="Hyperlink">Superscript and<text:s/></text:span><text:span text:style-name="Hyperlink">subscript, 27 Aug, 2018</text:span><text:tab/>1</text:a></text:p>
          <text:p text:style-name="P5"><text:a xlink:href="#_Toc83497478" office:target-frame-name="_top" xlink:show="replace"><text:span text:style-name="Hyperlink">3</text:span><text:tab/><text:span text:style-name="Hyperlink">Lines</text:span><text:tab/>1</text:a></text:p>
          <text:p text:style-name="P6"><text:a xlink:href="#_Toc83497479" office:target-frame-name="_top" xlink:show="replace"><text:span text:style-name="Hyperlink">3.1</text:span><text:tab/><text:span text:style-name="Hyperlink">Extend line based on the original direction, 7 Sep, 2018</text:span><text:tab/>1</text:a></text:p>
          <text:p text:style-name="P7"><text:a xlink:href="#_Toc83497480" office:target-frame-name="_top" xlink:show="replace"><text:span text:style-name="Hyperlink">4</text:span><text:tab/><text:span text:style-name="Hyperlink">Arrows</text:span><text:tab/>2</text:a></text:p>
          <text:p text:style-name="P8"><text:a xlink:href="#_Toc83497481" office:target-frame-name="_top" xlink:show="replace"><text:span text:style-name="Hyperlink">4.1.1</text:span><text:tab/><text:span text:style-name="Hyperlink">Fill the arrow i</text:span><text:span text:style-name="Hyperlink">n black, Jan. 20, 2019</text:span><text:tab/>2</text:a></text:p>
          <text:p text:style-name="P9"><text:a xlink:href="#_Toc83497482" office:target-frame-name="_top" xlink:show="replace"><text:span text:style-name="Hyperlink">4.1.2</text:span><text:tab/><text:span text:style-name="Hyperlink">to create a vertical line with arrow, Jan. 20, 19</text:span><text:tab/>2</text:a></text:p>
          <text:p text:style-name="P10"><text:a xlink:href="#_Toc83497483" office:target-frame-name="_top" xlink:show="replace"><text:span text:style-name="Hyperlink">5</text:span><text:tab/><text:span text:style-name="Hyperlink">operation on objects</text:span><text:tab/>2</text:a></text:p>
          <text:p text:style-name="P11"><text:a xlink:href="#_Toc83497484" office:target-frame-name="_top" xlink:show="replace"><text:span text:style-name="Hyperlink">5.1</text:span><text:tab/><text:span text:style-name="Hyperlink">move objects by a specific distance</text:span><text:tab/>2</text:a></text:p>
          <text:p text:style-name="P12"><text:a xlink:href="#_Toc83497485" office:target-frame-name="_top" xlink:show="replace"><text:span text:style-name="Hyperlink">5.2</text:span><text:tab/><text:span text:style-name="Hyperlink">resize the canvas</text:span><text:tab/>2</text:a></text:p>
          <text:p text:style-name="P13"><text:a xlink:href="#_Toc83497486" office:target-frame-name="_top" xlink:show="replace"><text:span text:style-name="Hyperlink">5.2.1</text:span><text:tab/><text:span text:style-name="Hyperlink">adjust the canvas based on the content, Dec. 1, 2018</text:span><text:tab/>2</text:a></text:p>
          <text:p text:style-name="P14"><text:a xlink:href="#_Toc83497487" office:target-frame-name="_top" xlink:show="replace"><text:span text:style-name="Hyperlink">5.3</text:span><text:tab/><text:span text:style-name="Hyperlink">Gradient inside a frame</text:span><text:tab/>2</text:a></text:p>
          <text:p text:style-name="P15"><text:a xlink:href="#_Toc83497488" office:target-frame-name="_top" xlink:show="replace"><text:span text:style-name="Hyperlink">5.3.1</text:span><text:tab/><text:span text:style-name="Hyperlink">Adjusting the gradient direction, 7 Sep, 2018</text:span><text:tab/>2</text:a></text:p>
          <text:p text:style-name="P16"><text:a xlink:href="#_Toc83497489" office:target-frame-name="_top" xlink:show="replace"><text:span text:style-name="Hyperlink">6</text:span><text:tab/><text:span text:style-name="Hyperlink">snap nodes</text:span><text:tab/>2</text:a></text:p>
        </text:index-body>
      </text:table-of-content>
      <text:h text:style-name="P17" text:outline-level="1"><text:bookmark-start text:name="_Toc83497474"/><text:bookmark-end text:name="_Toc83497474"/></text:h>
      <text:h text:style-name="Heading1" text:outline-level="1"><text:bookmark-start text:name="__RefHeading__17544_1778572435"/><text:bookmark-start text:name="_Toc83497475"/>Text<text:bookmark-end text:name="__RefHeading__17544_1778572435"/><text:bookmark-end text:name="_Toc83497475"/></text:h>
      <text:h text:style-name="Heading2" text:outline-level="2"><text:bookmark-start text:name="__RefHeading___Toc30272_2070464257"/><text:bookmark-start text:name="_Toc83497476"/>Special character, Jan. 20, 2019<text:bookmark-end text:name="__RefHeading___Toc30272_2070464257"/><text:bookmark-end text:name="_Toc83497476"/></text:h>
      <text:p text:style-name="Textbody">Copy it from Latex or somewhere, then paste it in inkscape.</text:p>
      <text:p text:style-name="Textbody"/>
      <text:p text:style-name="P18">Extensions-&gt;Render-&gt;LaTeX </text:p>
      <text:p text:style-name="Textbody"><text:a xlink:href="https://wiki.inkscape.org/wiki/LaTeX" office:target-frame-name="_top" xlink:show="replace"><text:span text:style-name="Hyperlink">https://wiki.inkscape.org/wiki/LaTeX</text:span></text:a></text:p>
      <text:p text:style-name="Textbody"/>
      <text:p text:style-name="Normal">Restarting inkscape when the font size is not correct.</text:p>
      <text:p text:style-name="Textbody"/>
      <text:h text:style-name="Heading2" text:outline-level="2"><text:bookmark-start text:name="__RefHeading___Toc10546_859433303"/><text:bookmark-start text:name="_Toc83497477"/>Superscript and subscript, 27 Aug, 2018<text:bookmark-end text:name="__RefHeading___Toc10546_859433303"/><text:bookmark-end text:name="_Toc83497477"/></text:h>
      <text:p text:style-name="Textbody">Write a text.<text:s/><text:line-break/>Mark the part of it that is supposed to be superscript with the mouse.<text:s/><text:line-break/>Click on the superscript button.</text:p>
      <text:p text:style-name="Textbody"><text:a xlink:href="http://inkscape.13.x6.nabble.com/Superscript-td4975852.html" office:target-frame-name="_top" xlink:show="replace">http://inkscape.13.x6.nabble.com/Superscript-td4975852.html</text:a></text:p>
      <text:p text:style-name="Textbody"/>
      <text:h text:style-name="Heading1" text:outline-level="1"><text:bookmark-start text:name="__RefHeading___Toc13818_548043565"/><text:bookmark-start text:name="_Toc83497478"/><text:soft-page-break/>Lines<text:bookmark-end text:name="__RefHeading___Toc13818_548043565"/><text:bookmark-end text:name="_Toc83497478"/></text:h>
      <text:h text:style-name="Heading2" text:outline-level="2"><text:bookmark-start text:name="__RefHeading___Toc13820_548043565"/><text:bookmark-start text:name="_Toc83497479"/>Extend line based on the original direction, 7 Sep, 2018<text:bookmark-end text:name="__RefHeading___Toc13820_548043565"/><text:bookmark-end text:name="_Toc83497479"/></text:h>
      <text:list text:style-name="LFO4" text:continue-numbering="true">
        <text:list-item>
          <text:p text:style-name="P19">select the node at the end you want to extend.</text:p>
        </text:list-item>
      </text:list>
      <text:list text:style-name="LFO5" text:continue-numbering="true">
        <text:list-item>
          <text:p text:style-name="P20">Press Ctrl+Alt and drag the node.</text:p>
        </text:list-item>
      </text:list>
      <text:h text:style-name="Heading1" text:outline-level="1"><text:bookmark-start text:name="__RefHeading___Toc13186_2131971246"/><text:bookmark-start text:name="_Toc83497480"/>Arrows<text:bookmark-end text:name="__RefHeading___Toc13186_2131971246"/><text:bookmark-end text:name="_Toc83497480"/></text:h>
      <text:h text:style-name="Heading3" text:outline-level="3"><text:bookmark-start text:name="__RefHeading___Toc13188_2131971246"/><text:bookmark-start text:name="_Toc83497481"/>Fill the arrow in black, Jan. 20, 2019<text:bookmark-end text:name="__RefHeading___Toc13188_2131971246"/><text:bookmark-end text:name="_Toc83497481"/></text:h>
      <text:p text:style-name="Textbody">Seclect the line -&gt; fill -&gt; RGB (0 0 0 255)</text:p>
      <text:p text:style-name="Textbody"/>
      <text:h text:style-name="Heading3" text:outline-level="3"><text:bookmark-start text:name="__RefHeading___Toc13190_2131971246"/><text:bookmark-start text:name="_Toc83497482"/>to create a vertical line with arrow, Jan. 20, 19<text:bookmark-end text:name="__RefHeading___Toc13190_2131971246"/><text:bookmark-end text:name="_Toc83497482"/></text:h>
      <text:p text:style-name="Textbody">One alternative way is to copy<text:s/>the horizontal line and rotate it.</text:p>
      <text:p text:style-name="Textbody"/>
      <text:h text:style-name="Heading1" text:outline-level="1"><text:bookmark-start text:name="__RefHeading___Toc10548_859433303"/><text:bookmark-start text:name="_Toc83497483"/>operation on objects<text:bookmark-end text:name="__RefHeading___Toc10548_859433303"/><text:bookmark-end text:name="_Toc83497483"/></text:h>
      <text:h text:style-name="Heading2" text:outline-level="2"><text:bookmark-start text:name="__RefHeading___Toc10550_859433303"/><text:bookmark-start text:name="_Toc83497484"/>move objects by a specific distance<text:bookmark-end text:name="__RefHeading___Toc10550_859433303"/><text:bookmark-end text:name="_Toc83497484"/></text:h>
      <text:p text:style-name="Textbody">Select the object, and then open the<text:s/><text:span text:style-name="Emphasis">Object→Transfrom</text:span><text:s/>dialog, and select the<text:s/><text:span text:style-name="Emphasis">Move</text:span><text:s/>tab.</text:p>
      <text:p text:style-name="Textbody">There you have options for moving horizontally or vertically, in several units.</text:p>
      <text:p text:style-name="Textbody"><text:a xlink:href="https://graphicdesign.stackexchange.com/questions/72044/how-to-move-object-by-a-specific-distance-in-inkscape" office:target-frame-name="_top" xlink:show="replace">https://graphicdesign.stackexchange.com/questions/72044/how-to-move-object-by-a-specific-distance-in-inkscape</text:a></text:p>
      <text:h text:style-name="Heading2" text:outline-level="2"><text:bookmark-start text:name="__RefHeading___Toc10552_859433303"/><text:bookmark-start text:name="_Toc83497485"/>resize the canvas<text:bookmark-end text:name="__RefHeading___Toc10552_859433303"/><text:bookmark-end text:name="_Toc83497485"/></text:h>
      <text:p text:style-name="Textbody">1) Edit the canvas size (Ctrl-Shift-D, then use the dialog).<text:line-break/><text:line-break/>2) Select all of your work on the icon, group it, scale it using the "W" and "H" measurements on the top bar, then ungroup it.</text:p>
      <text:p text:style-name="Textbody"/>
      <text:p text:style-name="Textbody">We can also adjust x and y.</text:p>
      <text:p text:style-name="Textbody"><text:a xlink:href="http://wiki.inkscape.org/wiki/index.php/Tricks_and_tips#PDF.2FEPS_bounding_boxes" office:target-frame-name="_top" xlink:show="replace">http://wiki.inkscape.org/wiki/index.php/Tricks_and_tips#PDF.2FEPS_bounding_boxes</text:a></text:p>
      <text:p text:style-name="Textbody"/>
      <text:h text:style-name="Heading3" text:outline-level="3"><text:bookmark-start text:name="__RefHeading___Toc30274_2070464257"/><text:bookmark-start text:name="_Toc83497486"/>adjust the canvas based on the content, Dec. 1, 2018<text:bookmark-end text:name="__RefHeading___Toc30274_2070464257"/><text:bookmark-end text:name="_Toc83497486"/></text:h>
      <text:p text:style-name="Textbody">'edit'-&gt;resize page to selection.</text:p>
      <text:p text:style-name="Textbody"/>
      <text:h text:style-name="Heading2" text:outline-level="2"><text:bookmark-start text:name="__RefHeading___Toc13822_548043565"/><text:bookmark-start text:name="_Toc83497487"/>Gradient inside a frame<text:bookmark-end text:name="__RefHeading___Toc13822_548043565"/><text:bookmark-end text:name="_Toc83497487"/></text:h>
      <text:h text:style-name="Heading3" text:outline-level="3"><text:bookmark-start text:name="__RefHeading___Toc13824_548043565"/><text:bookmark-start text:name="_Toc83497488"/>Adjusting the gradient direction, 7 Sep, 2018<text:bookmark-end text:name="__RefHeading___Toc13824_548043565"/><text:bookmark-end text:name="_Toc83497488"/></text:h>
      <text:list text:style-name="LFO6" text:continue-numbering="true">
        <text:list-item>
          <text:p text:style-name="P21">Choose the gradient alignment</text:p>
        </text:list-item>
      </text:list>
      <text:soft-page-break/>
      <text:list text:style-name="LFO7" text:continue-numbering="true">
        <text:list-item>
          <text:p text:style-name="P22">Reverse the direction</text:p>
        </text:list-item>
      </text:list>
      <text:p text:style-name="Textbody"/>
      <text:h text:style-name="Heading1" text:outline-level="1"><text:bookmark-start text:name="__RefHeading___Toc13826_548043565"/><text:bookmark-start text:name="_Toc83497489"/>snap nodes<text:bookmark-end text:name="__RefHeading___Toc13826_548043565"/><text:bookmark-end text:name="_Toc83497489"/></text:h>
      <text:p text:style-name="Textbody">which allows us to see the middle poin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17-11-24T21:08:00Z</meta:creation-date>
    <dc:date>2021-11-05T03:44:00Z</dc:date>
    <meta:template xlink:href="Normal.dotm" xlink:type="simple"/>
    <meta:editing-cycles>58</meta:editing-cycles>
    <meta:editing-duration>PT1318620S</meta:editing-duration>
    <meta:user-defined meta:name="Info 1"/>
    <meta:user-defined meta:name="Info 2"/>
    <meta:user-defined meta:name="Info 3"/>
    <meta:user-defined meta:name="Info 4"/>
    <meta:document-statistic meta:page-count="3" meta:paragraph-count="6" meta:word-count="467" meta:character-count="3123" meta:row-count="22" meta:non-whitespace-character-count="2662"/>
  </office:meta>
</office:document-meta>
</file>